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StringExpression.isWritable( @ Nullable Object root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StringExpression.getExpressio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StringExpression.setValue( @ Nullable Object rootObject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StringExpression.setValue( EvaluationContext context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StringExpression.getValueType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StringExpression.getExpr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StringExpression.isWritable( Evalu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StringExpression.getValue( EvaluationContext context , @ Nullable Object root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ositeStringExpression.getValueTypeDescriptor( EvaluationContext context , @ Nullable Object root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StringExpression.getValue( EvaluationContext context , @ Nullable Object rootObject , @ Nullable Class &lt; T &gt; desiredResul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iteStringExpression.getValu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StringExpression.isWritable( EvaluationContext context , @ Nullable Object root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StringExpression.getValue( @ Nullable Object root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ositeStringExpression.getValueTypeDescriptor( @ Nullable Object root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StringExpression.setValue( EvaluationContext context , @ Nullable Object rootObject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StringExpression.CompositeStringExpression( String expressionString , Expression [ ] expre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iteStringExpression.getVal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ositeStringExpression.getValueType( EvaluationContext context , @ Nullable Object root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StringExpression.getValue( EvaluationContext context , @ Nullable Class &lt; T &gt; expectedResul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iteStringExpression.getValueType( @ Nullable Object root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StringExpression.getValueTypeDescriptor( Evalu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StringExpression.getValue( Evaluation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ositeStringExpression.getValue( @ Nullable Class &lt; T &gt; expectedResul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iteStringExpression.getValueType( Evalu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StringExpression.getValue( @ Nullable Object rootObject , @ Nullable Class &lt; T &gt; desiredResul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